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cm" svg:height="3.2cm" svg:x="1.1cm" svg:y="6.1cm">
          <text:p text:style-name="P1">Index.ph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7.2cm" svg:height="3.2cm" svg:x="12.8cm" svg:y="2.9cm">
          <text:p text:style-name="P1">interface_nom_cont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7cm" svg:height="3.2cm" svg:x="13cm" svg:y="7cm">
          <text:p text:style-name="P1">interface_nom_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3cm" svg:height="3.2cm" svg:x="13cm" svg:y="11.9cm">
          <text:p text:style-name="P1">Style.c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4.4cm" svg:height="3.2cm" svg:x="13cm" svg:y="17.1cm">
          <text:p text:style-name="P1">interface_nom</text:p>
          <text:p text:style-name="P1">.j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1cm" svg:y1="7.7cm" svg:x2="12.8cm" svg:y2="4.5cm" draw:start-shape="id1" draw:start-glue-point="7" draw:end-shape="id2" draw:end-glue-point="5" svg:d="m4100 7700h502l7697-3200h501">
          <text:p/>
        </draw:connector>
        <draw:connector draw:style-name="gr2" draw:text-style-name="P1" draw:layer="layout" draw:type="lines" svg:x1="4.1cm" svg:y1="7.7cm" svg:x2="13cm" svg:y2="8.6cm" draw:start-shape="id1" draw:start-glue-point="7" draw:end-shape="id3" draw:end-glue-point="5" svg:d="m4100 7700h502l7897 900h501">
          <text:p/>
        </draw:connector>
        <draw:connector draw:style-name="gr2" draw:text-style-name="P1" draw:layer="layout" draw:type="lines" svg:x1="4.1cm" svg:y1="7.7cm" svg:x2="13cm" svg:y2="13.5cm" draw:start-shape="id1" draw:start-glue-point="7" draw:end-shape="id4" draw:end-glue-point="5" svg:d="m4100 7700h502l7897 5800h501">
          <text:p/>
        </draw:connector>
        <draw:connector draw:style-name="gr2" draw:text-style-name="P1" draw:layer="layout" draw:type="lines" svg:x1="4.1cm" svg:y1="7.7cm" svg:x2="13cm" svg:y2="18.7cm" draw:start-shape="id1" draw:start-glue-point="7" draw:end-shape="id5" draw:end-glue-point="5" svg:d="m4100 7700h502l7897 11000h501">
          <text:p/>
        </draw:connector>
        <draw:frame draw:style-name="gr3" draw:text-style-name="P2" draw:layer="layout" svg:width="6.2cm" svg:height="1.715cm" svg:x="1.2cm" svg:y="4.4cm">
          <draw:text-box>
            <text:p text:style-name="P2"><text:span text:style-name="T1">Selon le paramètre page</text:span></text:p>
          </draw:text-box>
        </draw:frame>
        <draw:frame draw:style-name="gr3" draw:text-style-name="P2" draw:layer="layout" svg:width="6.2cm" svg:height="1.35cm" svg:x="13cm" svg:y="1.3cm">
          <draw:text-box>
            <text:p text:style-name="P2"><text:span text:style-name="T1">Les interfaces</text:span></text:p>
          </draw:text-box>
        </draw:frame>
        <draw:frame draw:style-name="gr3" draw:text-style-name="P2" draw:layer="layout" svg:width="3.9cm" svg:height="1.35cm" svg:x="13.011cm" svg:y="10.453cm">
          <draw:text-box>
            <text:p text:style-name="P2"><text:span text:style-name="T1">Le Design</text:span></text:p>
          </draw:text-box>
        </draw:frame>
        <draw:frame draw:style-name="gr3" draw:text-style-name="P2" draw:layer="layout" svg:width="6.2cm" svg:height="1.35cm" svg:x="13.2cm" svg:y="15.6cm">
          <draw:text-box>
            <text:p text:style-name="P2"><text:span text:style-name="T1">Les script ajax</text:span></text:p>
          </draw:text-box>
        </draw:frame>
        <draw:frame draw:style-name="gr4" draw:layer="layout" svg:width="3.3cm" svg:height="0.963cm" svg:x="7.8cm" svg:y="3.9cm">
          <draw:text-box>
            <text:p>inclusion</text:p>
          </draw:text-box>
        </draw:frame>
        <draw:frame draw:style-name="gr4" draw:layer="layout" svg:width="3.3cm" svg:height="0.963cm" svg:x="8.1cm" svg:y="6.5cm">
          <draw:text-box>
            <text:p>inclusion</text:p>
          </draw:text-box>
        </draw:frame>
        <draw:frame draw:style-name="gr4" draw:layer="layout" svg:width="3.3cm" svg:height="0.963cm" svg:x="8.3cm" svg:y="9.037cm">
          <draw:text-box>
            <text:p>inclusion</text:p>
          </draw:text-box>
        </draw:frame>
        <draw:frame draw:style-name="gr4" draw:layer="layout" svg:width="3.3cm" svg:height="0.963cm" svg:x="9cm" svg:y="13.2cm">
          <draw:text-box>
            <text:p>inclusion</text:p>
          </draw:text-box>
        </draw:frame>
        <draw:frame draw:style-name="gr4" draw:layer="layout" svg:width="3.3cm" svg:height="0.963cm" svg:x="6.9cm" svg:y="16.8cm">
          <draw:text-box>
            <text:p>inclu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9T16:28:32.47</meta:creation-date>
    <dc:date>2012-05-29T16:40:05.91</dc:date>
    <meta:editing-duration>P0D</meta:editing-duration>
    <meta:editing-cycles>1</meta:editing-cycles>
    <meta:document-statistic meta:object-count="18"/>
    <meta:generator>LibreOffice/3.5$Windows_x86 LibreOffice_project/235ab8a-3802056-4a8fed3-2d66ea8-e241b80</meta:generator>
  </office:meta>
</office:document-meta>
</file>